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9]" office:value-type="float" office:value="2" calcext:value-type="float">
            <text:p>2</text:p>
          </table:table-cell>
          <table:table-cell table:formula="of:=[.M39]" office:value-type="float" office:value="6" calcext:value-type="float">
            <text:p>6</text:p>
          </table:table-cell>
          <table:table-cell table:formula="of:=[.N39]" office:value-type="float" office:value="22" calcext:value-type="float">
            <text:p>22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40" calcext:value-type="float">
            <text:p>40</text:p>
          </table:table-cell>
          <table:table-cell table:style-name="ce3"/>
          <table:table-cell table:style-name="ce3" table:formula="of:=SUM([.N23:.N28])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2:.Q32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L33:.Q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6:.Q3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L37:.Q3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8:.Q3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2" calcext:value-type="float">
            <text:p>2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22" calcext:value-type="float">
            <text:p>22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0" calcext:value-type="float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48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1]" office:value-type="float" office:value="2" calcext:value-type="float">
            <text:p>2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51" calcext:value-type="float">
            <text:p>51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72" calcext:value-type="float">
            <text:p>72</text:p>
          </table:table-cell>
          <table:table-cell table:style-name="ce3"/>
          <table:table-cell table:style-name="ce3" table:formula="of:=SUM([.N15:.N20])"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4:.Q2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5:.Q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L27:.Q27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9:.Q29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30:.Q3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2" calcext:value-type="float">
            <text:p>2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51" calcext:value-type="float">
            <text:p>51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19" calcext:value-type="float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78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3]" office:value-type="float" office:value="10" calcext:value-type="float">
            <text:p>1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85" calcext:value-type="float">
            <text:p>85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122" calcext:value-type="float">
            <text:p>122</text:p>
          </table:table-cell>
          <table:table-cell table:style-name="ce3"/>
          <table:table-cell table:style-name="ce3" table:formula="of:=SUM([.N17:.N22])"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7:.Q27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SUM([.L29:.Q29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0:.Q3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1:.Q3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L32:.Q3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10" calcext:value-type="float">
            <text:p>10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85" calcext:value-type="float">
            <text:p>85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27" calcext:value-type="float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1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" office:value-type="float" office:value="7" calcext:value-type="float">
            <text:p>7</text:p>
          </table:table-cell>
          <table:table-cell table:formula="of:=[.E53]" office:value-type="float" office:value="8" calcext:value-type="float">
            <text:p>8</text:p>
          </table:table-cell>
          <table:table-cell table:formula="of:=[.F53]" office:value-type="float" office:value="29" calcext:value-type="float">
            <text:p>29</text:p>
          </table:table-cell>
          <table:table-cell table:formula="of:=[.G53]" office:value-type="float" office:value="95" calcext:value-type="float">
            <text:p>95</text:p>
          </table:table-cell>
          <table:table-cell table:formula="of:=[.H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6" calcext:value-type="float">
            <text:p>6</text:p>
          </table:table-cell>
          <table:table-cell table:formula="of:=[.M53]" office:value-type="float" office:value="7" calcext:value-type="float">
            <text:p>7</text:p>
          </table:table-cell>
          <table:table-cell table:formula="of:=[.N53]" office:value-type="float" office:value="8" calcext:value-type="float">
            <text:p>8</text:p>
          </table:table-cell>
          <table:table-cell table:formula="of:=[.O53]" office:value-type="float" office:value="29" calcext:value-type="float">
            <text:p>29</text:p>
          </table:table-cell>
          <table:table-cell table:formula="of:=[.P53]" office:value-type="float" office:value="95" calcext:value-type="float">
            <text:p>95</text:p>
          </table:table-cell>
          <table:table-cell table:formula="of:=[.Q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203" calcext:value-type="float">
            <text:p>203</text:p>
          </table:table-cell>
          <table:table-cell table:style-name="ce3"/>
          <table:table-cell table:style-name="ce3" table:formula="of:=SUM([.N37:.N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7:.Q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L48:.Q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L49:.Q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L50:.Q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2:.Q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 table:number-columns-repeated="3"/>
          <table:table-cell table:style-name="ce3" table:formula="of:=SUM([.L46:.L52])" office:value-type="float" office:value="6" calcext:value-type="float">
            <text:p>6</text:p>
          </table:table-cell>
          <table:table-cell table:style-name="ce3" table:formula="of:=SUM([.M46:.M52])" office:value-type="float" office:value="7" calcext:value-type="float">
            <text:p>7</text:p>
          </table:table-cell>
          <table:table-cell table:style-name="ce3" table:formula="of:=SUM([.N46:.N52])" office:value-type="float" office:value="8" calcext:value-type="float">
            <text:p>8</text:p>
          </table:table-cell>
          <table:table-cell table:style-name="ce3" table:formula="of:=SUM([.O46:.O52])" office:value-type="float" office:value="29" calcext:value-type="float">
            <text:p>29</text:p>
          </table:table-cell>
          <table:table-cell table:style-name="ce3" table:formula="of:=SUM([.P46:.P52])" office:value-type="float" office:value="95" calcext:value-type="float">
            <text:p>95</text:p>
          </table:table-cell>
          <table:table-cell table:style-name="ce3" table:formula="of:=SUM([.Q46:.Q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5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16" calcext:value-type="float">
            <text:p>16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21" calcext:value-type="float">
            <text:p>21</text:p>
          </table:table-cell>
          <table:table-cell table:formula="of:=[.G53]" office:value-type="float" office:value="18" calcext:value-type="float">
            <text:p>18</text:p>
          </table:table-cell>
          <table:table-cell table:formula="of:=[.H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16" calcext:value-type="float">
            <text:p>16</text:p>
          </table:table-cell>
          <table:table-cell table:formula="of:=[.M53]" office:value-type="float" office:value="20" calcext:value-type="float">
            <text:p>20</text:p>
          </table:table-cell>
          <table:table-cell table:formula="of:=[.N53]" office:value-type="float" office:value="0" calcext:value-type="float">
            <text:p>0</text:p>
          </table:table-cell>
          <table:table-cell table:formula="of:=[.O53]" office:value-type="float" office:value="21" calcext:value-type="float">
            <text:p>21</text:p>
          </table:table-cell>
          <table:table-cell table:formula="of:=[.P53]" office:value-type="float" office:value="18" calcext:value-type="float">
            <text:p>18</text:p>
          </table:table-cell>
          <table:table-cell table:formula="of:=[.Q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126" calcext:value-type="float">
            <text:p>126</text:p>
          </table:table-cell>
          <table:table-cell table:style-name="ce3"/>
          <table:table-cell table:style-name="ce3" table:formula="of:=SUM([.N37:.N42])"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L47:.Q47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L48:.Q48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L49:.Q49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L50:.Q5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L52:.Q5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3"/>
          <table:table-cell table:style-name="ce3" table:formula="of:=SUM([.L46:.L52])" office:value-type="float" office:value="16" calcext:value-type="float">
            <text:p>16</text:p>
          </table:table-cell>
          <table:table-cell table:style-name="ce3" table:formula="of:=SUM([.M46:.M52])" office:value-type="float" office:value="20" calcext:value-type="float">
            <text:p>20</text:p>
          </table:table-cell>
          <table:table-cell table:style-name="ce3" table:formula="of:=SUM([.N46:.N52])" office:value-type="float" office:value="0" calcext:value-type="float">
            <text:p>0</text:p>
          </table:table-cell>
          <table:table-cell table:style-name="ce3" table:formula="of:=SUM([.O46:.O52])" office:value-type="float" office:value="21" calcext:value-type="float">
            <text:p>21</text:p>
          </table:table-cell>
          <table:table-cell table:style-name="ce3" table:formula="of:=SUM([.P46:.P52])" office:value-type="float" office:value="18" calcext:value-type="float">
            <text:p>18</text:p>
          </table:table-cell>
          <table:table-cell table:style-name="ce3" table:formula="of:=SUM([.Q46:.Q52])" office:value-type="float" office:value="51" calcext:value-type="float">
            <text:p>51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1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  <table:table-cell table:number-columns-repeated="3"/>
          <table:table-cell table:style-name="ce9" office:value-type="string" calcext:value-type="string">
            <text:p>Ore previste</text:p>
          </table:table-cell>
          <table:table-cell table:formula="of:=[.C14]" office:value-type="float" office:value="42" calcext:value-type="float">
            <text:p>42</text:p>
          </table:table-cell>
          <table:table-cell table:formula="of:=[.D14]" office:value-type="float" office:value="73" calcext:value-type="float">
            <text:p>73</text:p>
          </table:table-cell>
          <table:table-cell table:formula="of:=[.E14]" office:value-type="float" office:value="82" calcext:value-type="float">
            <text:p>82</text:p>
          </table:table-cell>
          <table:table-cell table:formula="of:=[.F14]" office:value-type="float" office:value="209" calcext:value-type="float">
            <text:p>209</text:p>
          </table:table-cell>
          <table:table-cell table:formula="of:=[.G14]" office:value-type="float" office:value="113" calcext:value-type="float">
            <text:p>113</text:p>
          </table:table-cell>
          <table:table-cell table:formula="of:=[.H14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  <table:table-cell table:number-columns-repeated="3"/>
          <table:table-cell table:style-name="ce9" office:value-type="string" calcext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9" calcext:value-type="float">
            <text:p>49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72" calcext:value-type="float">
            <text:p>72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0" calcext:value-type="float">
            <text:p>90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86" calcext:value-type="float">
            <text:p>186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13" calcext:value-type="float">
            <text:p>11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style-name="ce2" office:value-type="string" calcext:value-type="string">
            <text:p>Differenza costo</text:p>
          </table:table-cell>
          <table:table-cell table:style-name="ce2" office:value-type="string" calcext:value-type="string">
            <text:p>Differenza ore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table:formula="of:=[.R8]"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[.R12]*[.S12]" office:value-type="float" office:value="1470" calcext:value-type="float">
            <text:p>1470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L35]" office:value-type="float" office:value="161" calcext:value-type="float">
            <text:p>161</text:p>
          </table:table-cell>
          <table:table-cell table:formula="of:=[Analisi.N35]" office:value-type="float" office:value="3405" calcext:value-type="float">
            <text:p>3405</text:p>
          </table:table-cell>
          <table:table-cell table:formula="of:=[.X12]-[.M7]" office:value-type="float" office:value="-20" calcext:value-type="float">
            <text:p>-20</text:p>
          </table:table-cell>
          <table:table-cell table:formula="of:=[.W12]-[.L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  <table:table-cell table:number-columns-repeated="3"/>
          <table:table-cell office:value-type="string" calcext:value-type="string">
            <text:p>Amministratore</text:p>
          </table:table-cell>
          <table:table-cell table:formula="of:=[.S8]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[.R13]*[.S13]" office:value-type="float" office:value="1440" calcext:value-type="float">
            <text:p>1440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L29]" office:value-type="float" office:value="40" calcext:value-type="float">
            <text:p>40</text:p>
          </table:table-cell>
          <table:table-cell table:formula="of:=['Analisi di Dettaglio'.N29]" office:value-type="float" office:value="880" calcext:value-type="float">
            <text:p>880</text:p>
          </table:table-cell>
          <table:table-cell table:formula="of:=[.X13]-[.M8]" office:value-type="float" office:value="320" calcext:value-type="float">
            <text:p>320</text:p>
          </table:table-cell>
          <table:table-cell table:formula="of:=[.W13]-[.L8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Analista</text:p>
          </table:table-cell>
          <table:table-cell table:formula="of:=[.T8]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R14]*[.S14]" office:value-type="float" office:value="2250" calcext:value-type="float">
            <text:p>2250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L21]" office:value-type="float" office:value="72" calcext:value-type="float">
            <text:p>72</text:p>
          </table:table-cell>
          <table:table-cell table:formula="of:=['Progettazione Architetturale'.N21]" office:value-type="float" office:value="1467" calcext:value-type="float">
            <text:p>1467</text:p>
          </table:table-cell>
          <table:table-cell table:formula="of:=[.X14]-[.M9]" office:value-type="float" office:value="-191" calcext:value-type="float">
            <text:p>-191</text:p>
          </table:table-cell>
          <table:table-cell table:formula="of:=[.W14]-[.L9]" office:value-type="float" office:value="-9" calcext:value-type="float">
            <text:p>-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ogettista</text:p>
          </table:table-cell>
          <table:table-cell table:formula="of:=[.U8]"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table:formula="of:=[.R15]*[.S15]" office:value-type="float" office:value="4092" calcext:value-type="float">
            <text:p>4092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L23]" office:value-type="float" office:value="122" calcext:value-type="float">
            <text:p>122</text:p>
          </table:table-cell>
          <table:table-cell table:formula="of:=['Progettazione di Dettaglio'.N23]" office:value-type="float" office:value="2575" calcext:value-type="float">
            <text:p>2575</text:p>
          </table:table-cell>
          <table:table-cell table:formula="of:=[.X15]-[.M10]" office:value-type="float" office:value="-255" calcext:value-type="float">
            <text:p>-255</text:p>
          </table:table-cell>
          <table:table-cell table:formula="of:=[.W15]-[.L10]" office:value-type="float" office:value="-16" calcext:value-type="float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1"/>
          <table:table-cell office:value-type="string" calcext:value-type="string">
            <text:p>Programmatore</text:p>
          </table:table-cell>
          <table:table-cell table:formula="of:=[.V8]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R16]*[.S16]" office:value-type="float" office:value="1695" calcext:value-type="float">
            <text:p>169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L43]" office:value-type="float" office:value="203" calcext:value-type="float">
            <text:p>203</text:p>
          </table:table-cell>
          <table:table-cell table:formula="of:=[Codifica.N43]" office:value-type="float" office:value="3453" calcext:value-type="float">
            <text:p>3453</text:p>
          </table:table-cell>
          <table:table-cell table:formula="of:=[.X16]-[.M11]" office:value-type="float" office:value="0" calcext:value-type="float">
            <text:p>0</text:p>
          </table:table-cell>
          <table:table-cell table:formula="of:=[.W16]-[.L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11"/>
          <table:table-cell office:value-type="string" calcext:value-type="string">
            <text:p>Verificatore</text:p>
          </table:table-cell>
          <table:table-cell table:formula="of:=[.W8]"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table:formula="of:=[.R17]*[.S17]" office:value-type="float" office:value="3210" calcext:value-type="float">
            <text:p>3210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L43]" office:value-type="float" office:value="126" calcext:value-type="float">
            <text:p>126</text:p>
          </table:table-cell>
          <table:table-cell table:formula="of:=['Verifica e Validazione'.N43]" office:value-type="float" office:value="2377" calcext:value-type="float">
            <text:p>2377</text:p>
          </table:table-cell>
          <table:table-cell table:formula="of:=[.X17]-[.M12]" office:value-type="float" office:value="0" calcext:value-type="float">
            <text:p>0</text:p>
          </table:table-cell>
          <table:table-cell table:formula="of:=[.W17]-[.L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11"/>
          <table:table-cell table:style-name="ce3" office:value-type="string" calcext:value-type="string">
            <text:p>Totale</text:p>
          </table:table-cell>
          <table:table-cell table:style-name="ce3" table:formula="of:=SUM([.R12:.R17])" office:value-type="float" office:value="724" calcext:value-type="float">
            <text:p>724</text:p>
          </table:table-cell>
          <table:table-cell table:style-name="ce3"/>
          <table:table-cell table:style-name="ce3" table:formula="of:=SUM([.T12:.T17])" office:value-type="float" office:value="14157" calcext:value-type="float">
            <text:p>14157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W12:.W17])" office:value-type="float" office:value="724" calcext:value-type="float">
            <text:p>724</text:p>
          </table:table-cell>
          <table:table-cell table:style-name="ce3" table:formula="of:=SUM([.X12:.X17])" office:value-type="float" office:value="14157" calcext:value-type="float">
            <text:p>14157</text:p>
          </table:table-cell>
          <table:table-cell table:style-name="ce3" table:formula="of:=[.X18]-[.M13]" office:value-type="float" office:value="-146" calcext:value-type="float">
            <text:p>-146</text:p>
          </table:table-cell>
          <table:table-cell table:style-name="ce3" table:formula="of:=[.W18]-[.L13]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11"/>
          <table:table-cell office:value-type="string" calcext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 calcext:value-type="float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10" calcext:value-type="float">
            <text:p>10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 calcext:value-type="float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 calcext:value-type="float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4" calcext:value-type="float">
            <text:p>14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3" calcext:value-type="float">
            <text:p>33</text:p>
          </table:table-cell>
          <table:table-cell table:style-name="ce8" table:formula="of:=SUM([.R21:.W21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11"/>
          <table:table-cell office:value-type="string" calcext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 calcext:value-type="float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12" calcext:value-type="float">
            <text:p>12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1" calcext:value-type="float">
            <text:p>11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4" calcext:value-type="float">
            <text:p>24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3" calcext:value-type="float">
            <text:p>23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26" calcext:value-type="float">
            <text:p>26</text:p>
          </table:table-cell>
          <table:table-cell table:style-name="ce8" table:formula="of:=SUM([.R22:.W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11"/>
          <table:table-cell office:value-type="string" calcext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 calcext:value-type="float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3" calcext:value-type="float">
            <text:p>13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 calcext:value-type="float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3" calcext:value-type="float">
            <text:p>33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4" calcext:value-type="float">
            <text:p>14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7" calcext:value-type="float">
            <text:p>27</text:p>
          </table:table-cell>
          <table:table-cell table:style-name="ce8" table:formula="of:=SUM([.R23:.W23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4" calcext:value-type="float">
            <text:p>14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 calcext:value-type="float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21" calcext:value-type="float">
            <text:p>21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 calcext:value-type="float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4" calcext:value-type="float">
            <text:p>14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 calcext:value-type="float">
            <text:p>29</text:p>
          </table:table-cell>
          <table:table-cell table:style-name="ce8" table:formula="of:=SUM([.R24:.W24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5" calcext:value-type="float">
            <text:p>5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4" calcext:value-type="float">
            <text:p>14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0" calcext:value-type="float">
            <text:p>10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6" calcext:value-type="float">
            <text:p>26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3" calcext:value-type="float">
            <text:p>13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 calcext:value-type="float">
            <text:p>32</text:p>
          </table:table-cell>
          <table:table-cell table:style-name="ce8" table:formula="of:=SUM([.R25:.W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5" calcext:value-type="float">
            <text:p>5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 calcext:value-type="float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1" calcext:value-type="float">
            <text:p>11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 calcext:value-type="float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 calcext:value-type="float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3" calcext:value-type="float">
            <text:p>33</text:p>
          </table:table-cell>
          <table:table-cell table:style-name="ce8" table:formula="of:=SUM([.R26:.W26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8" calcext:value-type="float">
            <text:p>8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 calcext:value-type="float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 calcext:value-type="float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7" calcext:value-type="float">
            <text:p>27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2" calcext:value-type="float">
            <text:p>22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4" calcext:value-type="float">
            <text:p>34</text:p>
          </table:table-cell>
          <table:table-cell table:style-name="ce8" table:formula="of:=SUM([.R27:.W27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49" calcext:value-type="float">
            <text:p>49</text:p>
          </table:table-cell>
          <table:table-cell table:style-name="ce3" table:formula="of:=SUM([.S21:.S27])" office:value-type="float" office:value="72" calcext:value-type="float">
            <text:p>72</text:p>
          </table:table-cell>
          <table:table-cell table:style-name="ce3" table:formula="of:=SUM([.T21:.T27])" office:value-type="float" office:value="90" calcext:value-type="float">
            <text:p>90</text:p>
          </table:table-cell>
          <table:table-cell table:style-name="ce3" table:formula="of:=SUM([.U21:.U27])" office:value-type="float" office:value="186" calcext:value-type="float">
            <text:p>186</text:p>
          </table:table-cell>
          <table:table-cell table:style-name="ce3" table:formula="of:=SUM([.V21:.V27])" office:value-type="float" office:value="113" calcext:value-type="float">
            <text:p>113</text:p>
          </table:table-cell>
          <table:table-cell table:style-name="ce3" table:formula="of:=SUM([.W21:.W27])" office:value-type="float" office:value="214" calcext:value-type="float">
            <text:p>2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4:05:42.342647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9M51S</meta:editing-duration>
    <meta:editing-cycles>102</meta:editing-cycles>
    <meta:generator>LibreOffice/4.2.8.2$Linux_X86_64 LibreOffice_project/420m0$Build-2</meta:generator>
    <dc:date>2016-03-30T16:00:34.177754273</dc:date>
    <meta:document-statistic meta:table-count="7" meta:cell-count="1653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5:'Progettazione di Dettaglio'.H3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di Dettaglio'.K11:'Progettazione di Dettaglio'.Q13" chart:data-source-has-labels="both" svg:x="0.32cm" svg:y="0.18cm" svg:width="12.726cm" svg:height="8.64cm">
          <chartooo:coordinate-region svg:x="1.127cm" svg:y="0.379cm" svg:width="11.919cm" svg:height="7.794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Riepilogo.R6:Riepilogo.W8 Riepilogo.Q7:Riepilogo.Q8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9">
                <text:p>49</text:p>
                <draw:g>
                  <svg:desc>Riepilogo.R8:Riepilogo.W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L31:Codifica.Q33 Codifica.K32:Codifica.K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6">
                <text:p>6</text:p>
                <draw:g>
                  <svg:desc>Codifica.L33:Codifica.Q3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Verifica e Validazione'.K31:'Verifica e Validazione'.Q33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16">
                <text:p>16</text:p>
                <draw:g>
                  <svg:desc>'Verifica e Validazione'.L33:'Verifica e Validazione'.Q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6:Codifica.H52 Codifica.C45:Codifica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